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list-style-name="L1"/>
    <style:style style:name="P3" style:family="paragraph" style:parent-style-name="Text_20_body" style:list-style-name="L1">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osa sono gli hooks in React?</text:h>
      <text:p text:style-name="Text_20_body"/>
      <text:p text:style-name="P1">Premessa</text:p>
      <text:p text:style-name="Text_20_body">Gli hooks sono una delle ultime aggiunte nella libreria ReactJS.</text:p>
      <text:p text:style-name="Text_20_body">Sono stati aggiunti con l'intento di combinare la forma più semplice di un componente React (quelli a funzione) con i superpoteri associati normalmente ai componenti a classe (con lo stato interno e i metodi di lifecycle).</text:p>
      <text:p text:style-name="Text_20_body">Queste funzionalità aggiuntive non sono una rappresentazione 1-to-1 di quelli che già conosci, di solito si usano facilmente e parlando in linea generale, se il tuo componente ha bisogno di una o due variabili di stato o magari una fetch dopo il montaggio iniziale del componente, possono essere una valida alternativa al riscrivere l'intero componente con la più corposa sintassi della classe.</text:p>
      <text:p text:style-name="Text_20_body">Gli hook più utilizzati sono useState e useEffect, vediamo cosa fanno:</text:p>
      <text:h text:style-name="Heading_20_3" text:outline-level="3">useState()</text:h>
      <text:p text:style-name="Text_20_body">useState è un hook che aggiunge funzionalità al tuo componente a funzione.</text:p>
      <text:p text:style-name="Text_20_body">Ritorna un array con due variabili: una contenente lo stato e l'altra una funzione "setter" per cambiarne il valore. Come parametro opzionale può anche accettare il valore iniziale con cui inizializzare lo stato.</text:p>
      <text:p text:style-name="Text_20_body">import { useState } from 'react'<text:line-break/><text:line-break/>const MyComponent = () =&gt; {<text:line-break/>  const [counter, setCounter] = useState(0)<text:line-break/>  return (<text:line-break/>    &lt;&gt;<text:line-break/>      &lt;button onClick={() =&gt; setCounter(counter + 1}&gt;<text:line-break/>        CLICK ME<text:line-break/>      &lt;/button&gt;<text:line-break/>      &lt;div&gt;{counter}&lt;/div&gt;<text:line-break/>    &lt;/&gt;<text:line-break/>  )<text:line-break/>}<text:line-break/><text:line-break/>export default MyComponent</text:p>
      <text:p text:style-name="Text_20_body">queste variabili di stato possono contenere qualsiasi valore primitivo così come array e oggetti ecc.</text:p>
      <text:p text:style-name="Text_20_body">Ricorda solamente che la funzione "setter" sovrascriverà lo stato attuale della variabile di stato associata, invece che unire i valori al contenuto esistente come faceva il setState.</text:p>
      <text:h text:style-name="Heading_20_3" text:outline-level="3">useEffect</text:h>
      <text:p text:style-name="Text_20_body">useEffect replica le funzionalità del metodo di lifeclycle più usate in un componente a classe:</text:p>
      <text:list xml:id="list6256743173828439632" text:style-name="L1">
        <text:list-item>
          <text:p text:style-name="P3">componentDidMount</text:p>
        </text:list-item>
        <text:list-item>
          <text:p text:style-name="P3">componentDidUpdate</text:p>
        </text:list-item>
        <text:list-item>
          <text:p text:style-name="P2">componentWillUnmount</text:p>
        </text:list-item>
      </text:list>
      <text:p text:style-name="Text_20_body">Può essere eseguito direttamente nel body del tuo componente a funzione, e accetta una funzione di callback come primo parametro e un array di dipendenze facoltativo come secondo parametro.</text:p>
      <text:p text:style-name="Text_20_body"><text:soft-page-break/>Il secondo parametro definisce il comportamento di questo hook: la funzione di callback verrà eseguita ogni volta che una delle dipendenze all'interno dell'array cambierà valore.</text:p>
      <text:p text:style-name="Text_20_body">Infine, mettere un return statement esplicito nella tua funzione di callback ti permette di fare pulizia, qualsiasi codice debba essere eseguito prima dell'unmount (smontaggio) del componente stesso andrà lì, così come se avessimo usato il componentWillUnmount per cancellare ad esempio un interval.</text:p>
      <text:p text:style-name="Text_20_body">import { useEffect } from 'react'<text:line-break/><text:line-break/>const MyComponent = () =&gt; {<text:line-break/>  useEffect(() =&gt; {<text:line-break/>    // come il componentDidMount <text:line-break/>  }, [])<text:line-break/>  useEffect(() =&gt; {<text:line-break/>    // come il componentDidUpdate<text:line-break/>  })<text:line-break/>  useEffect(() =&gt; {<text:line-break/>    return () =&gt; {<text:line-break/>      // come il componentWillUnmount<text:line-break/>    }<text:line-break/>  },[])<text:line-break/>  return ( <text:line-break/>    &lt;&gt;<text:line-break/>      &lt;div&gt;Hello, world!&lt;/div&gt;<text:line-break/>    &lt;/&gt;<text:line-break/>  )<text:line-break/>}<text:line-break/>export default MyComponent<text:line-break/><text:line-break/>import { useEffect, useState } from 'react'<text:line-break/>const MyComponent = () =&gt; {<text:line-break/>  const [counter, setCounter] = useState(0)<text:line-break/>  useEffect(() =&gt; {<text:line-break/>    // questo codice verrà eseguito ogni volta che il valore di counter cambierà!<text:line-break/>  }, [counter])<text:line-break/>  return (<text:line-break/>    &lt;&gt;<text:line-break/>      &lt;button onClick={() =&gt; setCounter(counter + 1}&gt;CLICK ME&lt;/button&gt;<text:line-break/>    &lt;div&gt;{counter}&lt;/div&gt;<text:line-break/>  &lt;/&gt;<text:line-break/>  )<text:line-break/>}<text:line-break/>export default MyCompon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15S</meta:editing-duration>
    <meta:editing-cycles>4</meta:editing-cycles>
    <meta:generator>OpenOffice/4.1.15$Win32 OpenOffice.org_project/4115m2$Build-9813</meta:generator>
    <dc:date>2024-09-10T14:24:08.79</dc:date>
    <dc:creator>manuel barone</dc:creator>
    <meta:document-statistic meta:table-count="0" meta:image-count="0" meta:object-count="0" meta:page-count="2" meta:paragraph-count="21" meta:word-count="474" meta:character-count="3228"/>
    <meta:user-defined meta:name="Info 1"/>
    <meta:user-defined meta:name="Info 2"/>
    <meta:user-defined meta:name="Info 3"/>
    <meta:user-defined meta:name="Info 4"/>
  </office:meta>
</office:document-meta>
</file>